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/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0.014564037323" calcext:value-type="float">
            <text:p>0,0145640373</text:p>
          </table:table-cell>
          <table:table-cell office:value-type="float" office:value="24.8679609299" calcext:value-type="float">
            <text:p>24,86796092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300944669366" calcext:value-type="float">
            <text:p>99,73</text:p>
          </table:table-cell>
          <table:table-cell table:style-name="ce3" table:formula="of:=([.F3]/12597)*100" office:value-type="float" office:value="0.269905533063428" calcext:value-type="float">
            <text:p>0,27</text:p>
          </table:table-cell>
          <table:table-cell/>
          <table:table-cell table:style-name="ce4" table:formula="of:=[.E19]+[.H19]" office:value-type="float" office:value="12563" calcext:value-type="float">
            <text:p>12563</text:p>
          </table:table-cell>
          <table:table-cell table:formula="of:=12597-[.E3]" office:value-type="float" office:value="34" calcext:value-type="float">
            <text:p>34</text:p>
          </table:table-cell>
          <table:table-cell office:value-type="float" office:value="0.0160658359528" calcext:value-type="float">
            <text:p>0,016065836</text:p>
          </table:table-cell>
          <table:table-cell office:value-type="float" office:value="24.4608809948" calcext:value-type="float">
            <text:p>24,46088099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50039196014" calcext:value-type="float">
            <text:p>0,0150039196</text:p>
          </table:table-cell>
          <table:table-cell office:value-type="float" office:value="24.4317560196" calcext:value-type="float">
            <text:p>24,4317560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189568944987" calcext:value-type="float">
            <text:p>99,62</text:p>
          </table:table-cell>
          <table:table-cell table:style-name="ce3" table:formula="of:=([.F5]/12597)*100" office:value-type="float" office:value="0.38104310550131" calcext:value-type="float">
            <text:p>0,38</text:p>
          </table:table-cell>
          <table:table-cell/>
          <table:table-cell table:style-name="ce4" table:formula="of:=[.E21]+[.H21]" office:value-type="float" office:value="12549" calcext:value-type="float">
            <text:p>12549</text:p>
          </table:table-cell>
          <table:table-cell table:formula="of:=12597-[.E5]" office:value-type="float" office:value="48" calcext:value-type="float">
            <text:p>48</text:p>
          </table:table-cell>
          <table:table-cell office:value-type="float" office:value="0.0152170658112" calcext:value-type="float">
            <text:p>0,0152170658</text:p>
          </table:table-cell>
          <table:table-cell office:value-type="float" office:value="24.7403919697" calcext:value-type="float">
            <text:p>24,7403919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92649043423" calcext:value-type="float">
            <text:p>99,58</text:p>
          </table:table-cell>
          <table:table-cell table:style-name="ce3" table:formula="of:=([.F6]/12597)*100" office:value-type="float" office:value="0.420735095657696" calcext:value-type="float">
            <text:p>0,42</text:p>
          </table:table-cell>
          <table:table-cell/>
          <table:table-cell table:style-name="ce4" table:formula="of:=[.E22]+[.H22]" office:value-type="float" office:value="12544" calcext:value-type="float">
            <text:p>12544</text:p>
          </table:table-cell>
          <table:table-cell table:formula="of:=12597-[.E6]" office:value-type="float" office:value="53" calcext:value-type="float">
            <text:p>53</text:p>
          </table:table-cell>
          <table:table-cell office:value-type="float" office:value="0.0151131153107" calcext:value-type="float">
            <text:p>0,0151131153</text:p>
          </table:table-cell>
          <table:table-cell office:value-type="float" office:value="24.4156990051" calcext:value-type="float">
            <text:p>24,415699005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04024767802" calcext:value-type="float">
            <text:p>99,69</text:p>
          </table:table-cell>
          <table:table-cell table:style-name="ce3" table:formula="of:=([.F7]/12597)*100" office:value-type="float" office:value="0.309597523219814" calcext:value-type="float">
            <text:p>0,31</text:p>
          </table:table-cell>
          <table:table-cell/>
          <table:table-cell table:style-name="ce4" table:formula="of:=[.E23]+[.H23]" office:value-type="float" office:value="12558" calcext:value-type="float">
            <text:p>12558</text:p>
          </table:table-cell>
          <table:table-cell table:formula="of:=12597-[.E7]" office:value-type="float" office:value="39" calcext:value-type="float">
            <text:p>39</text:p>
          </table:table-cell>
          <table:table-cell office:value-type="float" office:value="0.0146269798279" calcext:value-type="float">
            <text:p>0,0146269798</text:p>
          </table:table-cell>
          <table:table-cell office:value-type="float" office:value="24.4086670876" calcext:value-type="float">
            <text:p>24,40866708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46517753601" calcext:value-type="float">
            <text:p>0,0146517754</text:p>
          </table:table-cell>
          <table:table-cell office:value-type="float" office:value="24.4210708141" calcext:value-type="float">
            <text:p>24,421070814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74391269684" calcext:value-type="float">
            <text:p>0,017439127</text:p>
          </table:table-cell>
          <table:table-cell office:value-type="float" office:value="24.3948168755" calcext:value-type="float">
            <text:p>24,39481687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936016511868" calcext:value-type="float">
            <text:p>99,79</text:p>
          </table:table-cell>
          <table:table-cell table:style-name="ce3" table:formula="of:=([.F10]/12597)*100" office:value-type="float" office:value="0.206398348813209" calcext:value-type="float">
            <text:p>0,21</text:p>
          </table:table-cell>
          <table:table-cell/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0.0145330429077" calcext:value-type="float">
            <text:p>0,0145330429</text:p>
          </table:table-cell>
          <table:table-cell office:value-type="float" office:value="24.3912670612" calcext:value-type="float">
            <text:p>24,391267061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48248672485" calcext:value-type="float">
            <text:p>0,0148248672</text:p>
          </table:table-cell>
          <table:table-cell office:value-type="float" office:value="24.4342341423" calcext:value-type="float">
            <text:p>24,43423414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520397663117" calcext:value-type="float">
            <text:p>0,0152039766</text:p>
          </table:table-cell>
          <table:table-cell table:formula="of:=SUM([.H2:.H11])/10" office:value-type="float" office:value="24.49667448998" calcext:value-type="float">
            <text:p>24,4966744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5" calcext:value-type="float">
            <text:p>5843,5</text:p>
          </table:table-cell>
          <table:table-cell table:formula="of:=AVERAGE([.G18:.G27])" office:value-type="float" office:value="19.2" calcext:value-type="float">
            <text:p>19,2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46" calcext:value-type="float">
            <text:p>674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8" calcext:value-type="float">
            <text:p>18,8</text:p>
          </table:table-cell>
          <table:table-cell table:formula="of:=AVERAGE([.H18:.H27])" office:value-type="float" office:value="6715.5" calcext:value-type="float">
            <text:p>6715,5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665" calcext:value-type="float">
            <text:p>666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5" calcext:value-type="float">
            <text:p>5843,5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709" calcext:value-type="float">
            <text:p>670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8" calcext:value-type="float">
            <text:p>18,8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685" calcext:value-type="float">
            <text:p>66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2" calcext:value-type="float">
            <text:p>19,2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677" calcext:value-type="float">
            <text:p>667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5" calcext:value-type="float">
            <text:p>6715,5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26" calcext:value-type="float">
            <text:p>67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773" calcext:value-type="float">
            <text:p>67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5" calcext:value-type="float">
            <text:p>5843,5</text:p>
          </table:table-cell>
          <table:table-cell table:formula="of:=SUM([.F18:.F27])/10" office:value-type="float" office:value="18.8" calcext:value-type="float">
            <text:p>18,8</text:p>
          </table:table-cell>
          <table:table-cell table:formula="of:=SUM([.G18:.G27])/10" office:value-type="float" office:value="19.2" calcext:value-type="float">
            <text:p>19,2</text:p>
          </table:table-cell>
          <table:table-cell table:formula="of:=SUM([.H18:.H27])/10" office:value-type="float" office:value="6715.5" calcext:value-type="float">
            <text:p>671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25058420182" calcext:value-type="float">
            <text:p>0,9967250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08321577595" calcext:value-type="float">
            <text:p>0,99720832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36:07.000597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6S</meta:editing-duration>
    <meta:editing-cycles>6</meta:editing-cycles>
    <meta:generator>LibreOffice/5.1.6.2$Linux_X86_64 LibreOffice_project/10m0$Build-2</meta:generator>
    <dc:date>2018-01-20T04:36:56.050992853</dc:date>
    <meta:document-statistic meta:table-count="1" meta:cell-count="167" meta:object-count="0"/>
  </office:meta>
</office:document-meta>
</file>